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5cm" fo:min-width="7.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cm" svg:height="3.6cm" svg:x="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02T11:46:11.312864861</meta:creation-date>
    <meta:editing-cycles>3</meta:editing-cycles>
    <meta:editing-duration>PT2M3S</meta:editing-duration>
    <dc:date>2019-07-02T16:39:00.007935967</dc:date>
    <meta:generator>LibreOfficeDev/6.4.0.0.alpha0$Linux_X86_64 LibreOffice_project/95a3324138d86db5f0bd0a05a060e00b02f3e9ff</meta:generator>
    <meta:document-statistic meta:object-count="24"/>
  </office:meta>
</office:document-meta>
</file>